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0dc" officeooo:paragraph-rsid="001060dc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060dc" officeooo:paragraph-rsid="001060dc" style:font-weight-asian="normal" style:font-weight-complex="normal"/>
    </style:style>
    <style:style style:name="P3" style:family="paragraph" style:parent-style-name="Standard">
      <style:text-properties fo:font-weight="normal" officeooo:rsid="001060dc" officeooo:paragraph-rsid="001060dc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060dc" officeooo:paragraph-rsid="001060d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s</text:p>
      <text:p text:style-name="P1"/>
      <text:p text:style-name="P1"><text:tab/>Unordered Lists</text:p>
      <text:list xml:id="list492721215" text:style-name="L1">
        <text:list-item>
          <text:p text:style-name="P2">The unordered list element &lt;ul&gt; creates a list where order does not matter (bullet points).</text:p>
        </text:list-item>
        <text:list-item>
          <text:p text:style-name="P2">Each item within the list is created using the list item element &lt;li&gt;.</text:p>
        </text:list-item>
      </text:list>
      <text:p text:style-name="P3"/>
      <text:p text:style-name="P3"><text:tab/><text:span text:style-name="T1">Ordered Lists</text:span></text:p>
      <text:list xml:id="list3384092742" text:style-name="L2">
        <text:list-item>
          <text:p text:style-name="P4">The ordered list element &lt;ol&gt; creates an list where order matters. (numerally)</text:p>
        </text:list-item>
        <text:list-item>
          <text:p text:style-name="P4">Each item within the list is created with &lt;li&gt;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7" meta:word-count="58" meta:character-count="325" meta:non-whitespace-character-count="276"/>
  </office:meta>
</office:document-meta>
</file>